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7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6.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5.35cm" fo:min-width="10.8cm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4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5cm" fo:min-width="7.7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cm" svg:height="4cm" svg:x="1.6cm" svg:y="2.9cm">
          <text:p text:style-name="P1">SEC Module</text:p>
          <text:p text:style-name="P2">- passwords</text:p>
          <text:p text:style-name="P2">- file encryption/decry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3cm" svg:height="3.8cm" svg:x="1.6cm" svg:y="14.6cm">
          <text:p text:style-name="P1">Passwords file (hashed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232cm" svg:y1="7cm" svg:x2="3.268cm" svg:y2="14.601cm">
          <text:p text:style-name="P3"><text:span text:style-name="T1">User password checked against hash</text:span></text:p>
        </draw:line>
        <draw:custom-shape draw:style-name="gr4" draw:text-style-name="P1" draw:layer="layout" svg:width="11.3cm" svg:height="5.6cm" svg:x="1.7cm" svg:y="20.8cm">
          <text:p text:style-name="P1">Profile files: encrypted with passwords</text:p>
          <text:p text:style-name="P2"><text:span text:style-name="T2">- Security tags, privileges, etc.</text:span><text:span text:style-name="T2"><text:tab/></text:span></text:p>
          <text:p text:style-name="P2"><text:span text:style-name="T2">- memory preferences: learnt from general chat</text:span></text:p>
          <text:p text:style-name="P2"><text:span text:style-name="T2">- news preferences, reminders, etc.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3cm" svg:y1="18.5cm" svg:x2="5.3cm" svg:y2="20.8cm">
          <text:p/>
        </draw:line>
        <draw:frame draw:style-name="gr6" draw:text-style-name="P5" draw:layer="layout" svg:width="4.541cm" svg:height="0.725cm" svg:x="5.6cm" svg:y="19.5cm">
          <draw:text-box>
            <text:p><text:span text:style-name="T2">encryption/decryption</text:span></text:p>
          </draw:text-box>
        </draw:frame>
        <draw:custom-shape draw:style-name="gr7" draw:text-style-name="P1" draw:layer="layout" svg:width="8.2cm" svg:height="3.8cm" svg:x="10.6cm" svg:y="14.6cm">
          <text:p text:style-name="P1">Profile list file</text:p>
          <text:p text:style-name="P1"><text:span text:style-name="T2">- profile list+privileges for easy sec checks</text:span></text:p>
          <text:p text:style-name="P1"><text:span text:style-name="T2">- use Linux method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6cm" svg:y1="18.5cm" svg:x2="11.6cm" svg:y2="20.8cm">
          <text:p text:style-name="P3"><text:span text:style-name="T2"/></text:p>
          <text:p text:style-name="P3"><text:span text:style-name="T2"/></text:p>
        </draw:line>
        <draw:frame draw:style-name="gr6" draw:text-style-name="P5" draw:layer="layout" svg:width="4.541cm" svg:height="0.725cm" svg:x="11.759cm" svg:y="19.5cm">
          <draw:text-box>
            <text:p><text:span text:style-name="T2">Profile data</text:span></text:p>
          </draw:text-box>
        </draw:frame>
        <draw:frame draw:style-name="gr9" draw:text-style-name="P8" draw:layer="layout" svg:width="12.7cm" svg:height="6cm" svg:x="5.4cm" svg:y="7.5cm">
          <draw:text-box>
            <text:p text:style-name="P7">Sec tags</text:p>
            <text:p text:style-name="P7">0000000</text:p>
            <text:p text:style-name="P7">1st=create/test new functionality <text:span text:style-name="T3">ADMIN</text:span></text:p>
            <text:p text:style-name="P7">2nd=commit changes/new modules <text:span text:style-name="T3">MASTER</text:span></text:p>
            <text:p text:style-name="P7">3rd=sudo cmds <text:span text:style-name="T3">ADMIN</text:span></text:p>
            <text:p text:style-name="P7">4th=ignore/put up for review extrapolated data <text:span text:style-name="T3">ADMIN</text:span></text:p>
            <text:p text:style-name="P7">5<text:span text:style-name="T4">th</text:span>=change extrapolated data <text:span text:style-name="T3">MASTER</text:span></text:p>
            <text:p text:style-name="P7">6<text:span text:style-name="T4">th</text:span> edit priv/data of user accounts <text:span text:style-name="T3">ADMIN</text:span></text:p>
            <text:p text:style-name="P7">7<text:span text:style-name="T4">th</text:span> edit priv/data of admin accounts <text:span text:style-name="T3">MAS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7:18:32.240164154</meta:creation-date>
    <dc:date>2021-01-10T14:40:56.102748155</dc:date>
    <meta:editing-duration>PT10M27S</meta:editing-duration>
    <meta:editing-cycles>4</meta:editing-cycles>
    <meta:generator>LibreOffice/6.4.6.2$Linux_X86_64 LibreOffice_project/40$Build-2</meta:generator>
    <meta:document-statistic meta:object-count="10"/>
  </office:meta>
</office:document-meta>
</file>